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4cm"/>
    </style:style>
    <style:style style:name="co2" style:family="table-column">
      <style:table-column-properties fo:break-before="auto" style:column-width="4.994cm"/>
    </style:style>
    <style:style style:name="co3" style:family="table-column">
      <style:table-column-properties fo:break-before="auto" style:column-width="3.865cm"/>
    </style:style>
    <style:style style:name="co4" style:family="table-column">
      <style:table-column-properties fo:break-before="auto" style:column-width="7.234cm"/>
    </style:style>
    <style:style style:name="co5" style:family="table-column">
      <style:table-column-properties fo:break-before="auto" style:column-width="6.251cm"/>
    </style:style>
    <style:style style:name="co6" style:family="table-column">
      <style:table-column-properties fo:break-before="auto" style:column-width="3.418cm"/>
    </style:style>
    <style:style style:name="co7" style:family="table-column">
      <style:table-column-properties fo:break-before="auto" style:column-width="2.267cm"/>
    </style:style>
    <style:style style:name="ro1" style:family="table-row">
      <style:table-row-properties style:row-height="1.097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63cm" fo:break-before="auto" style:use-optimal-row-height="false"/>
    </style:style>
    <style:style style:name="ro4" style:family="table-row">
      <style:table-row-properties style:row-height="0.702cm" fo:break-before="auto" style:use-optimal-row-height="true"/>
    </style:style>
    <style:style style:name="ro5" style:family="table-row">
      <style:table-row-properties style:row-height="1.326cm" fo:break-before="auto" style:use-optimal-row-height="true"/>
    </style:style>
    <style:style style:name="ro6" style:family="table-row">
      <style:table-row-properties style:row-height="1.969cm" fo:break-before="auto" style:use-optimal-row-height="true"/>
    </style:style>
    <style:style style:name="ro7" style:family="table-row">
      <style:table-row-properties style:row-height="1.007cm" fo:break-before="auto" style:use-optimal-row-height="true"/>
    </style:style>
    <style:style style:name="ro8" style:family="table-row">
      <style:table-row-properties style:row-height="1.304cm" fo:break-before="auto" style:use-optimal-row-height="true"/>
    </style:style>
    <style:style style:name="ro9" style:family="table-row">
      <style:table-row-properties style:row-height="1.625cm" fo:break-before="auto" style:use-optimal-row-height="true"/>
    </style:style>
    <style:style style:name="ro10" style:family="table-row">
      <style:table-row-properties style:row-height="0.686cm" fo:break-before="auto" style:use-optimal-row-height="true"/>
    </style:style>
    <style:style style:name="ro11" style:family="table-row">
      <style:table-row-properties style:row-height="1.6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99ff99" style:text-align-source="fix" style:repeat-content="false"/>
      <style:paragraph-properties fo:text-align="center" fo:margin-left="0cm"/>
    </style:style>
    <style:style style:name="ce3" style:family="table-cell" style:parent-style-name="Default">
      <style:table-cell-properties fo:background-color="#ff99ff" style:text-align-source="fix" style:repeat-content="false"/>
      <style:paragraph-properties fo:text-align="center" fo:margin-left="0cm"/>
    </style:style>
    <style:style style:name="ce4" style:family="table-cell" style:parent-style-name="Default">
      <style:table-cell-properties fo:background-color="#ccffff" style:text-align-source="fix" style:repeat-content="false"/>
      <style:paragraph-properties fo:text-align="center" fo:margin-left="0cm"/>
    </style:style>
    <style:style style:name="ce5" style:family="table-cell" style:parent-style-name="Default">
      <style:table-cell-properties fo:background-color="#ffff99" style:text-align-source="fix" style:repeat-content="false"/>
      <style:paragraph-properties fo:text-align="center" fo:margin-left="0cm"/>
    </style:style>
    <style:style style:name="ce6" style:family="table-cell" style:parent-style-name="Default">
      <style:table-cell-properties fo:background-color="#99ff99" style:text-align-source="fix" style:repeat-content="false" fo:wrap-option="wrap"/>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99" style:text-align-source="fix" style:repeat-content="false"/>
      <style:paragraph-properties fo:text-align="justify" fo:margin-left="0cm"/>
    </style:style>
    <style:style style:name="ce8" style:family="table-cell" style:parent-style-name="Default">
      <style:table-cell-properties fo:background-color="#99ff99" style:text-align-source="fix" style:repeat-content="false"/>
      <style:paragraph-properties fo:text-align="justify" fo:margin-left="0cm"/>
      <style:text-properties fo:font-size="7pt" style:font-size-asian="7pt" style:font-size-complex="7pt"/>
    </style:style>
    <style:style style:name="ce9" style:family="table-cell" style:parent-style-name="Default">
      <style:table-cell-properties fo:background-color="#ff99ff" style:text-align-source="fix" style:repeat-content="false"/>
      <style:paragraph-properties fo:text-align="justify" fo:margin-left="0cm"/>
      <style:text-properties fo:font-size="7pt" style:font-size-asian="7pt" style:font-size-complex="7pt"/>
    </style:style>
    <style:style style:name="ce10" style:family="table-cell" style:parent-style-name="Default">
      <style:table-cell-properties fo:background-color="#ccffff" style:text-align-source="fix" style:repeat-content="false"/>
      <style:paragraph-properties fo:text-align="justify" fo:margin-left="0cm"/>
      <style:text-properties fo:font-size="7pt" style:font-size-asian="7pt" style:font-size-complex="7pt"/>
    </style:style>
    <style:style style:name="ce11" style:family="table-cell" style:parent-style-name="Default">
      <style:table-cell-properties fo:background-color="#ffff99"/>
      <style:text-properties fo:font-size="7pt" style:font-size-asian="7pt" style:font-size-complex="7pt"/>
    </style:style>
    <style:style style:name="ce12" style:family="table-cell" style:parent-style-name="Default">
      <style:table-cell-properties fo:background-color="#ffff99" style:text-align-source="fix" style:repeat-content="false"/>
      <style:paragraph-properties fo:text-align="justify" fo:margin-left="0cm"/>
      <style:text-properties fo:font-size="7pt" style:font-size-asian="7pt" style:font-size-complex="7pt"/>
    </style:style>
    <style:style style:name="ce13" style:family="table-cell" style:parent-style-name="Default">
      <style:table-cell-properties fo:background-color="#ffff99" style:text-align-source="value-type" style:repeat-content="false"/>
      <style:paragraph-properties fo:margin-left="0cm"/>
      <style:text-properties fo:font-size="7pt" style:font-size-asian="7pt" style:font-size-complex="7pt"/>
    </style:style>
    <style:style style:name="T1" style:family="text">
      <style:text-properties fo:font-size="7pt" style:font-size-asian="7pt" style:font-size-complex="7pt"/>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Default"/>
        <table:table-column table:style-name="co5" table:default-cell-style-name="ce12"/>
        <table:table-column table:style-name="co6" table:default-cell-style-name="Default"/>
        <table:table-row table:style-name="ro1">
          <table:table-cell table:style-name="ce1" office:value-type="string">
            <text:p>fichier JS </text:p>
          </table:table-cell>
          <table:table-cell table:style-name="ce1" office:value-type="string">
            <text:p>fonction testée</text:p>
          </table:table-cell>
          <table:table-cell table:style-name="ce1" office:value-type="string">
            <text:p>Lignes de code testées</text:p>
          </table:table-cell>
          <table:table-cell table:style-name="ce1" office:value-type="string">
            <text:p>Résultat attendu</text:p>
          </table:table-cell>
          <table:table-cell table:style-name="ce1" office:value-type="string">
            <text:p>Comment vérifier le résultat attendu</text:p>
          </table:table-cell>
          <table:table-cell table:style-name="ce1" office:value-type="string">
            <text:p>Problème possible</text:p>
          </table:table-cell>
        </table:table-row>
        <table:table-row table:style-name="ro2">
          <table:table-cell table:style-name="Default" table:number-columns-repeated="3"/>
          <table:table-cell/>
          <table:table-cell table:style-name="Default"/>
          <table:table-cell/>
        </table:table-row>
        <table:table-row table:style-name="ro3">
          <table:table-cell table:style-name="ce2" office:value-type="string">
            <text:p>app.js</text:p>
          </table:table-cell>
          <table:table-cell table:style-name="ce6" office:value-type="string">
            <text:p>showCameras()</text:p>
          </table:table-cell>
          <table:table-cell table:style-name="ce2" office:value-type="string">
            <text:p>9 à 30</text:p>
          </table:table-cell>
          <table:table-cell table:style-name="ce8" office:value-type="string">
            <text:p>retourne le résultat du fetch dans la structure HTML générée par la fonction</text:p>
          </table:table-cell>
          <table:table-cell table:style-name="ce8" office:value-type="string">
            <text:p>la page d'accueil index.html retourne bien une liste d'items</text:p>
          </table:table-cell>
          <table:table-cell table:style-name="ce8" office:value-type="string">
            <text:p>le fetch de données depuis l'API n'a pas fonctionné</text:p>
          </table:table-cell>
        </table:table-row>
        <table:table-row table:style-name="ro2">
          <table:table-cell table:style-name="ce1" table:number-columns-repeated="3"/>
          <table:table-cell/>
          <table:table-cell table:style-name="Default"/>
          <table:table-cell/>
        </table:table-row>
        <table:table-row table:style-name="ro4">
          <table:table-cell table:style-name="ce3" office:value-type="string">
            <text:p>product.js</text:p>
          </table:table-cell>
          <table:table-cell table:style-name="ce3" office:value-type="string">
            <text:p>infoProduct()</text:p>
          </table:table-cell>
          <table:table-cell table:style-name="ce3" office:value-type="string">
            <text:p>12 à 23</text:p>
          </table:table-cell>
          <table:table-cell table:style-name="ce9" office:value-type="string">
            <text:p>récupère les données du fetch pour les passer dans les éléments du fichier HTML product (pour un seul élément)</text:p>
          </table:table-cell>
          <table:table-cell table:style-name="ce9" office:value-type="string">
            <text:p>la page product ne retourne pas les informations du produit passer en id dans l'URL</text:p>
          </table:table-cell>
          <table:table-cell table:style-name="ce9" office:value-type="string">
            <text:p>le fetch de données depuis l'API n'a pas fonctionné</text:p>
          </table:table-cell>
        </table:table-row>
        <table:table-row table:style-name="ro4">
          <table:table-cell table:style-name="ce3" office:value-type="string">
            <text:p>product.js</text:p>
          </table:table-cell>
          <table:table-cell table:style-name="ce3" office:value-type="string">
            <text:p>shopButtonClicked()</text:p>
          </table:table-cell>
          <table:table-cell table:style-name="ce3" office:value-type="string">
            <text:p>26 à 36</text:p>
          </table:table-cell>
          <table:table-cell table:style-name="ce9" office:value-type="string">
            <text:p>change l'apparence du button SHOP et appelle la fonction addToCartClicked()</text:p>
          </table:table-cell>
          <table:table-cell table:style-name="ce9" office:value-type="string">
            <text:p>le résultat est visible avec le changement d'apparence du button</text:p>
          </table:table-cell>
          <table:table-cell table:style-name="ce9" office:value-type="string">
            <text:p>la fonction n'a pas été appelée</text:p>
          </table:table-cell>
        </table:table-row>
        <table:table-row table:style-name="ro5">
          <table:table-cell table:style-name="ce3" office:value-type="string">
            <text:p>product.js</text:p>
          </table:table-cell>
          <table:table-cell table:style-name="ce3" office:value-type="string">
            <text:p>inCartButton()</text:p>
          </table:table-cell>
          <table:table-cell table:style-name="ce3" office:value-type="string">
            <text:p>39 à 62</text:p>
          </table:table-cell>
          <table:table-cell table:style-name="ce9" office:value-type="string">
            <text:p><text:span text:style-name="T1">vérifie si l'id de l'item cliqué existe déjà </text:span><text:span text:style-name="T1">dans le cart du localStorage. Si c'est le </text:span><text:span text:style-name="T1">cas, la fonction garde l'apparence du </text:span><text:span text:style-name="T1">button SHOP (couleur violette) pour </text:span><text:span text:style-name="T1">indiquer que l'item est déjà dans le panier</text:span></text:p>
          </table:table-cell>
          <table:table-cell table:style-name="ce9" office:value-type="string">
            <text:p>on vérifie que l'item de se trouve effectivement dans le localStorage si le button est violet</text:p>
          </table:table-cell>
          <table:table-cell table:style-name="ce9" office:value-type="string">
            <text:p>soit l'id n'est pas présent soit le bouton en change pas d'apparence</text:p>
          </table:table-cell>
        </table:table-row>
        <table:table-row table:style-name="ro6">
          <table:table-cell table:style-name="ce3" office:value-type="string">
            <text:p>product.js</text:p>
          </table:table-cell>
          <table:table-cell table:style-name="ce3" office:value-type="string">
            <text:p>addToCartClicked()</text:p>
          </table:table-cell>
          <table:table-cell table:style-name="ce3" office:value-type="string">
            <text:p>68 à 107</text:p>
          </table:table-cell>
          <table:table-cell table:style-name="ce9" office:value-type="string">
            <text:p>récupère les données de l'item concerné, les passes sous forme d'objet et compare l'id avec tout les items du panier du localStorage. Si l'id est trouvé, l'item existe déjà et ne peut pas être ajouté une deuxième fois sinon, on l'ajoute au panier</text:p>
          </table:table-cell>
          <table:table-cell table:style-name="ce9" office:value-type="string">
            <text:p>on vérifie que l'item est bien ajouté au localStorage, si il existe déjà, l'item ne s'ajoute pas et la fonction renvoie une alerte pour indiquer que le produit a déjà été ajouté</text:p>
          </table:table-cell>
          <table:table-cell table:style-name="ce9" office:value-type="string">
            <text:p>l'id n'est pas récupéré et ne peut donc pas être comparé au reste du panier ou le panier n'est pas un tableau et la fonction find ne peut pas être exécutée</text:p>
          </table:table-cell>
        </table:table-row>
        <table:table-row table:style-name="ro2">
          <table:table-cell table:style-name="ce1" table:number-columns-repeated="3"/>
          <table:table-cell/>
          <table:table-cell table:style-name="Default"/>
          <table:table-cell/>
        </table:table-row>
        <table:table-row table:style-name="ro7">
          <table:table-cell table:style-name="ce4" office:value-type="string">
            <text:p>validation.js</text:p>
          </table:table-cell>
          <table:table-cell table:style-name="ce4" office:value-type="string">
            <text:p>emptyCart()</text:p>
          </table:table-cell>
          <table:table-cell table:style-name="ce4" office:value-type="string">
            <text:p>3 à 5</text:p>
          </table:table-cell>
          <table:table-cell table:style-name="ce10" office:value-type="string">
            <text:p>cette fonction vide le panier une fois l'id de la commande retourné à l'utilisateur</text:p>
          </table:table-cell>
          <table:table-cell table:style-name="ce10" office:value-type="string">
            <text:p>on vérifie que le champ data du localStorage est un tableau vide après redirection vers la page de validation de commande</text:p>
          </table:table-cell>
          <table:table-cell table:style-name="ce10" office:value-type="string">
            <text:p>le panier peut ne pas exister dans le LocalStorage</text:p>
          </table:table-cell>
        </table:table-row>
        <table:table-row table:style-name="ro2">
          <table:table-cell table:style-name="Default" table:number-columns-repeated="2"/>
          <table:table-cell table:style-name="ce1"/>
          <table:table-cell/>
          <table:table-cell table:style-name="Default"/>
          <table:table-cell/>
        </table:table-row>
        <table:table-row table:style-name="ro8">
          <table:table-cell office:value-type="string">
            <text:p>Shopping-cart.js</text:p>
          </table:table-cell>
          <table:table-cell office:value-type="string">
            <text:p>cartIsEmptySign()</text:p>
          </table:table-cell>
          <table:table-cell office:value-type="string">
            <text:p>7 à 19</text:p>
          </table:table-cell>
          <table:table-cell table:style-name="ce11" office:value-type="string">
            <text:p>si le panier est vide, la fonction renvoie une div 'Cart Empty'</text:p>
          </table:table-cell>
          <table:table-cell office:value-type="string">
            <text:p>si le LocalStorage est vide, la div doit apparaître dans le panier</text:p>
          </table:table-cell>
          <table:table-cell table:style-name="ce12" office:value-type="string">
            <text:p>le panier est vide mais la div 'Empty Cart' ne s'affiche pas dans le fichier HTML</text:p>
          </table:table-cell>
        </table:table-row>
        <table:table-row table:style-name="ro7">
          <table:table-cell office:value-type="string">
            <text:p>Shopping-cart.js</text:p>
          </table:table-cell>
          <table:table-cell office:value-type="string">
            <text:p>displayInCart()</text:p>
          </table:table-cell>
          <table:table-cell office:value-type="string">
            <text:p>22 à 48</text:p>
          </table:table-cell>
          <table:table-cell table:style-name="ce12" office:value-type="string">
            <text:p>la fonction boucle sur le tableau d'item sauvegardé dans le LocalStorage et renvoie pour chacun une ligne dans le HTML</text:p>
          </table:table-cell>
          <table:table-cell office:value-type="string">
            <text:p>le panier HTML doit refléter le contenu du panier du LocalStorage</text:p>
          </table:table-cell>
          <table:table-cell table:style-name="ce12" office:value-type="string">
            <text:p><text:s/>le panier HTML EST vide alors que le LocalStorage est plein</text:p>
          </table:table-cell>
        </table:table-row>
        <table:table-row table:style-name="ro9">
          <table:table-cell office:value-type="string">
            <text:p>Shopping-cart.js</text:p>
          </table:table-cell>
          <table:table-cell office:value-type="string">
            <text:p>deleteItem()</text:p>
          </table:table-cell>
          <table:table-cell office:value-type="string">
            <text:p>51 à 87</text:p>
          </table:table-cell>
          <table:table-cell table:style-name="ce12" office:value-type="string">
            <text:p>la fonction récupère le nom de l'item dont le button delete a été sélectionné, le compare au table d'item dans le LocalStorage. Si l'item est trouvé, il est retiré du LocalStorage et sa ligne est retirée du panier dans le HTML</text:p>
          </table:table-cell>
          <table:table-cell office:value-type="string">
            <text:p>l'item supprimé ne doit ni apparaître dans le panier HTML ni dans le panier stocké dans le LocalStorage</text:p>
          </table:table-cell>
          <table:table-cell table:style-name="ce12" office:value-type="string">
            <text:p>l'item persiste dans le LocalStorage ou dans le HTML, ou bien tout les items sont supprimés d'un coup</text:p>
          </table:table-cell>
        </table:table-row>
        <table:table-row table:style-name="ro10">
          <table:table-cell office:value-type="string">
            <text:p>Shopping-cart.js</text:p>
          </table:table-cell>
          <table:table-cell office:value-type="string">
            <text:p>updateCartTotal()</text:p>
          </table:table-cell>
          <table:table-cell office:value-type="string">
            <text:p>90 à 104</text:p>
          </table:table-cell>
          <table:table-cell table:style-name="ce12" office:value-type="string">
            <text:p>la fonction additionne le prix de chaque item dans le panier HTML et retourne le total à chaque changement.</text:p>
          </table:table-cell>
          <table:table-cell office:value-type="string">
            <text:p>le total doit toujours être fonction de la somme des items du panier</text:p>
          </table:table-cell>
          <table:table-cell table:style-name="ce12" office:value-type="string">
            <text:p>le total ne s'actualise pas/ est toujours égale à 0</text:p>
          </table:table-cell>
        </table:table-row>
        <table:table-row table:style-name="ro7">
          <table:table-cell office:value-type="string">
            <text:p>Shopping-cart.js</text:p>
          </table:table-cell>
          <table:table-cell office:value-type="string">
            <text:p>totalPriceLocalStorage()</text:p>
          </table:table-cell>
          <table:table-cell office:value-type="string">
            <text:p>107 à 112</text:p>
          </table:table-cell>
          <table:table-cell table:style-name="ce12" office:value-type="string">
            <text:p>la fonction récupère la valeur du total présent dans la div total du panier et stocke le montant dans le tableau total du LocalStorage</text:p>
          </table:table-cell>
          <table:table-cell office:value-type="string">
            <text:p>le total du panier HTML doit correspondre au total stocké dans le LocalStorage</text:p>
          </table:table-cell>
          <table:table-cell table:style-name="ce13" office:value-type="string">
            <text:p>le total est égale à 0</text:p>
          </table:table-cell>
        </table:table-row>
        <table:table-row table:style-name="ro11">
          <table:table-cell office:value-type="string">
            <text:p>Shopping-cart.js</text:p>
          </table:table-cell>
          <table:table-cell table:style-name="ce7" office:value-type="string">
            <text:p>form.addEventListener('Submit', async (e) =&gt; {})</text:p>
          </table:table-cell>
          <table:table-cell office:value-type="string">
            <text:p>128 à 209</text:p>
          </table:table-cell>
          <table:table-cell table:style-name="ce12" office:value-type="string">
            <text:p>la fonction valide et récupère les informations de l'utilisateur passer dans le formulaire, stocke ces données dans un objet, récupère l'objet contenant les information du panier et envoie une requête de type POST à l'API. La soumission du formulaire renvoie vers la page validation</text:p>
          </table:table-cell>
          <table:table-cell office:value-type="string">
            <text:p>la validation ne doit pas retourner d'erreur et les informations envoyées doivent être présentes au bon format dans le LocalStorage lorsque la redirection vers la page de validation a été effectuée</text:p>
          </table:table-cell>
          <table:table-cell table:style-name="ce12" office:value-type="string">
            <text:p>le fetch échoue, la validation du formulaire ne fonctionne pas</text:p>
          </table:table-cell>
        </table:table-row>
        <table:table-row table:style-name="ro11">
          <table:table-cell table:style-name="ce1" table:number-columns-repeated="2"/>
          <table:table-cell table:style-name="Default"/>
          <table:table-cell/>
          <table:table-cell table:style-name="Default"/>
          <table:table-cell/>
        </table:table-row>
      </table:table>
      <table:table table:name="Feuille2" table:style-name="ta1" table:print="false">
        <table:table-column table:style-name="co7" table:default-cell-style-name="Default"/>
        <table:table-row table:style-name="ro2">
          <table:table-cell/>
        </table:table-row>
      </table:table>
      <table:table table:name="Feuille3" table:style-name="ta1" table:print="false">
        <table:table-column table:style-name="co7"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31">31/08/2021</text:date>, <text:time>15:03: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nès Tshibangu</meta:initial-creator>
    <meta:creation-date>2021-08-31T07:19:27.43</meta:creation-date>
    <dc:date>2021-08-31T10:57:52.14</dc:date>
    <dc:creator>Agnès Tshibangu</dc:creator>
    <meta:editing-duration>PT3H22M55S</meta:editing-duration>
    <meta:editing-cycles>18</meta:editing-cycles>
    <meta:generator>OpenOffice/4.1.8$Win32 OpenOffice.org_project/418m3$Build-9803</meta:generator>
    <meta:document-statistic meta:table-count="3" meta:cell-count="78" meta:object-count="0"/>
  </office:meta>
</office:document-meta>
</file>